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06c2" officeooo:paragraph-rsid="000e06c2"/>
    </style:style>
    <style:style style:name="P2" style:family="paragraph" style:parent-style-name="Title">
      <style:text-properties officeooo:rsid="000e06c2" officeooo:paragraph-rsid="000e06c2"/>
    </style:style>
    <style:style style:name="P3" style:family="paragraph" style:parent-style-name="Text_20_body">
      <style:text-properties officeooo:rsid="000fb737" officeooo:paragraph-rsid="000fb737"/>
    </style:style>
    <style:style style:name="P4" style:family="paragraph" style:parent-style-name="Text_20_body">
      <style:text-properties officeooo:rsid="0012014a" officeooo:paragraph-rsid="0012014a"/>
    </style:style>
    <style:style style:name="P5" style:family="paragraph" style:parent-style-name="Text_20_body">
      <style:text-properties officeooo:rsid="000e06c2" officeooo:paragraph-rsid="000e06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est Bestselling Bestseller</text:p>
      <text:p text:style-name="P1"/>
      <text:p text:style-name="P1">I ramble on and on and on. You are given the permission to ignore me now.</text:p>
      <text:p text:style-name="P1"/>
      <text:p text:style-name="P3">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p>
      <text:p text:style-name="P3"/>
      <text:p text:style-name="P4">OH YEAH. OH YEAH. OH YEAH. OH YEAH. OH YEAH. OH YEAH. OH YEAH. OH YEAH. OH YEAH. OH YEAH. OH YEAH. OH YEAH. OH YEAH. OH YEAH. OH YEAH. OH YEAH. OH YEAH. OH YEAH. OH YEAH. OH YEAH. OH YEAH. OH YEAH. OH YEAH. OH YEAH. OH YEAH. OH YEAH. OH YEAH. OH YEAH. OH YEA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ymeonidis</meta:initial-creator>
    <meta:creation-date>2013-12-04T21:09:40.428154497</meta:creation-date>
    <dc:date>2013-12-04T22:39:12.003761362</dc:date>
    <dc:creator>Simon Symeonidis</dc:creator>
    <meta:editing-duration>PT1H7M54S</meta:editing-duration>
    <meta:editing-cycles>5</meta:editing-cycles>
    <meta:generator>LibreOffice/4.1.3.2$Linux_X86_64 LibreOffice_project/410m0$Build-2</meta:generator>
    <meta:document-statistic meta:table-count="0" meta:image-count="0" meta:object-count="0" meta:page-count="1" meta:paragraph-count="4" meta:word-count="178" meta:character-count="905" meta:non-whitespace-character-count="729"/>
  </office:meta>
</office:document-meta>
</file>